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86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937cm"/>
    </style:style>
    <style:style style:name="co6" style:family="table-column">
      <style:table-column-properties fo:break-before="auto" style:column-width="2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/>
    </style:style>
    <style:style style:name="ce5" style:family="table-cell" style:parent-style-name="Default" style:data-style-name="N100">
      <style:table-cell-properties style:text-align-source="fix" style:repeat-content="false" fo:border="0.002cm solid #000000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table:number-columns-spanned="7" table:number-rows-spanned="1">
            <text:p>Random Indexing with the new Wikipedia Dump ( only stemmed ) - NO DIAGONAL – Refence Matrix: leeSimilarities01.txt</text:p>
          </table:table-cell>
          <table:covered-table-cell table:number-columns-repeated="4"/>
          <table:covered-table-cell table:style-name="ce3"/>
          <table:covered-table-cell table:style-name="ce3"/>
        </table:table-row>
        <table:table-row table:style-name="ro2">
          <table:table-cell table:style-name="ce2" office:value-type="string" table:number-columns-spanned="7" table:number-rows-spanned="1">
            <text:p><text:span text:style-name="T1">Sspaces files directory</text:span> ( Prenzlauer Berg Machine) : <text:s/>/mnt/backup/corpora/wikispaces/ri/ <text:s/>- <text:span text:style-name="T1">Corpora directory:</text:span> /mnt/backup/corpora/wikiprep/english/ralphtool</text:p>
          </table:table-cell>
          <table:covered-table-cell table:number-columns-repeated="4"/>
          <table:covered-table-cell table:style-name="ce3"/>
          <table:covered-table-cell table:style-name="ce3"/>
        </table:table-row>
        <table:table-row table:style-name="ro1">
          <table:table-cell/>
          <table:table-cell office:value-type="string">
            <text:p>Corpora Size(NrOfDocs)</text:p>
          </table:table-cell>
          <table:table-cell office:value-type="string">
            <text:p>RI Dimension</text:p>
          </table:table-cell>
          <table:table-cell office:value-type="string">
            <text:p>Window Size</text:p>
          </table:table-cell>
          <table:table-cell office:value-type="string">
            <text:p>Permutation </text:p>
          </table:table-cell>
          <table:table-cell table:style-name="ce3" office:value-type="string">
            <text:p><text:s/>CosinesEntries raisedToPowerOf</text:p>
          </table:table-cell>
          <table:table-cell table:style-name="ce3" office:value-type="string">
            <text:p>Pearson''s corr</text:p>
          </table:table-cell>
        </table:table-row>
        <table:table-row table:style-name="ro1">
          <table:table-cell office:value-type="string">
            <text:p>ri5000corp4000v-2w-TernaryPermutationFunction.sspace.powerOf_0.0625.cosiness</text:p>
          </table:table-cell>
          <table:table-cell office:value-type="float" office:value="5000">
            <text:p>5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0.0625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string">
            <text:p>ri5000corp4000v-2w-TernaryPermutationFunction.sspace.powerOf_16.0.cosiness</text:p>
          </table:table-cell>
          <table:table-cell office:value-type="float" office:value="5000">
            <text:p>5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16.0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string">
            <text:p>ri20000corp-1000v-2w-TernaryPermutationFunction.sspace.powerOf_20.0.cosiness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20.0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string">
            <text:p>ri20000corp-1000v-2w-TernaryPermutationFunction.sspace.powerOf_8.0.cosiness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table:style-name="ce5" office:value-type="string">
            <text:p>8.0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office:value-type="string">
            <text:p>ri20000corp-1000v-2w-TernaryPermutationFunction.sspace.powerOf_1.0.cosiness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table:style-name="ce5" office:value-type="string">
            <text:p>1.0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office:value-type="string">
            <text:p>ri10000corp4000v-2w-TernaryPermutationFunction.sspace.powerOf_0.0625.cosiness</text:p>
          </table:table-cell>
          <table:table-cell office:value-type="float" office:value="10000">
            <text:p>10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0.0625</text:p>
          </table:table-cell>
          <table:table-cell office:value-type="string">
            <text:p>0.09</text:p>
          </table:table-cell>
        </table:table-row>
        <table:table-row table:style-name="ro1">
          <table:table-cell office:value-type="string">
            <text:p>ri5000corp4000v-2w-TernaryPermutationFunction.sspace.powerOf_1.0.cosiness</text:p>
          </table:table-cell>
          <table:table-cell office:value-type="float" office:value="5000">
            <text:p>5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table:style-name="ce5" office:value-type="string">
            <text:p>1.0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office:value-type="string">
            <text:p>ri1000corp4000v-2w-TernaryPermutationFunction.sspace.powerOf_16.0.cosiness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16.0</text:p>
          </table:table-cell>
          <table:table-cell office:value-type="string">
            <text:p>0.15</text:p>
          </table:table-cell>
        </table:table-row>
        <table:table-row table:style-name="ro1">
          <table:table-cell office:value-type="string">
            <text:p>ri20000corp-1000v-2w-TernaryPermutationFunction.sspace.powerOf_16.0.cosiness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16.0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string">
            <text:p>ri10000corp4000v-2w-TernaryPermutationFunction.sspace.powerOf_8.0.cosiness</text:p>
          </table:table-cell>
          <table:table-cell office:value-type="float" office:value="10000">
            <text:p>10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table:style-name="ce5" office:value-type="string">
            <text:p>8.0</text:p>
          </table:table-cell>
          <table:table-cell office:value-type="float" office:value="0.15">
            <text:p>0,15</text:p>
          </table:table-cell>
        </table:table-row>
        <table:table-row table:style-name="ro1">
          <table:table-cell office:value-type="string">
            <text:p>ri1000corp4000v-2w-TernaryPermutationFunction.sspace.powerOf_0.0625.cosiness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0.0625</text:p>
          </table:table-cell>
          <table:table-cell office:value-type="string">
            <text:p>0.22</text:p>
          </table:table-cell>
        </table:table-row>
        <table:table-row table:style-name="ro1">
          <table:table-cell office:value-type="string">
            <text:p>ri1000corp4000v-2w-TernaryPermutationFunction.sspace.powerOf_20.0.cosiness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20.0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string">
            <text:p>ri10000corp4000v-2w-TernaryPermutationFunction.sspace.powerOf_20.0.cosiness</text:p>
          </table:table-cell>
          <table:table-cell office:value-type="float" office:value="10000">
            <text:p>10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20.0</text:p>
          </table:table-cell>
          <table:table-cell office:value-type="string">
            <text:p>0.13</text:p>
          </table:table-cell>
        </table:table-row>
        <table:table-row table:style-name="ro1">
          <table:table-cell office:value-type="string">
            <text:p>ri1000corp4000v-2w-TernaryPermutationFunction.sspace.powerOf_8.0.cosiness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table:style-name="ce5" office:value-type="string">
            <text:p>8.0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string">
            <text:p>ri5000corp4000v-2w-TernaryPermutationFunction.sspace.powerOf_8.0.cosiness</text:p>
          </table:table-cell>
          <table:table-cell office:value-type="float" office:value="5000">
            <text:p>5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table:style-name="ce5" office:value-type="string">
            <text:p>8.0</text:p>
          </table:table-cell>
          <table:table-cell office:value-type="float" office:value="0.17">
            <text:p>0,17</text:p>
          </table:table-cell>
        </table:table-row>
        <table:table-row table:style-name="ro1">
          <table:table-cell office:value-type="string">
            <text:p>ri20000corp-1000v-2w-TernaryPermutationFunction.sspace.powerOf_0.0625.cosiness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0.0625</text:p>
          </table:table-cell>
          <table:table-cell office:value-type="string">
            <text:p>0.06</text:p>
          </table:table-cell>
        </table:table-row>
        <table:table-row table:style-name="ro1">
          <table:table-cell office:value-type="string">
            <text:p>ri1000corp4000v-2w-TernaryPermutationFunction.sspace.powerOf_1.0.cosiness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table:style-name="ce5" office:value-type="string">
            <text:p>1.0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office:value-type="string">
            <text:p>ri10000corp4000v-2w-TernaryPermutationFunction.sspace.powerOf_1.0.cosiness</text:p>
          </table:table-cell>
          <table:table-cell office:value-type="float" office:value="10000">
            <text:p>10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table:style-name="ce5" office:value-type="string">
            <text:p>1.0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string">
            <text:p>ri10000corp4000v-2w-TernaryPermutationFunction.sspace.powerOf_16.0.cosiness</text:p>
          </table:table-cell>
          <table:table-cell office:value-type="float" office:value="10000">
            <text:p>10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16.0</text:p>
          </table:table-cell>
          <table:table-cell office:value-type="string">
            <text:p>0.14</text:p>
          </table:table-cell>
        </table:table-row>
        <table:table-row table:style-name="ro1">
          <table:table-cell office:value-type="string">
            <text:p>ri5000corp4000v-2w-TernaryPermutationFunction.sspace.powerOf_20.0.cosiness</text:p>
          </table:table-cell>
          <table:table-cell office:value-type="float" office:value="5000">
            <text:p>5000</text:p>
          </table:table-cell>
          <table:table-cell office:value-type="float" office:value="4000">
            <text:p>4000</text:p>
          </table:table-cell>
          <table:table-cell office:value-type="string">
            <text:p>2w</text:p>
          </table:table-cell>
          <table:table-cell office:value-type="string">
            <text:p>TernaryPermutationFunction</text:p>
          </table:table-cell>
          <table:table-cell office:value-type="string">
            <text:p>20.0</text:p>
          </table:table-cell>
          <table:table-cell office:value-type="string">
            <text:p>0.13</text:p>
          </table:table-cell>
        </table:table-row>
        <table:table-row table:style-name="ro1">
          <table:table-cell table:number-columns-repeated="5"/>
          <table:table-cell table:style-name="ce3"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.03.2011</text:date>, <text:time>00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1-03-08T23:09:31</meta:creation-date>
    <dc:date>2011-03-09T00:05:45</dc:date>
    <dc:creator>user </dc:creator>
    <meta:editing-duration>PT00H56M16S</meta:editing-duration>
    <meta:editing-cycles>9</meta:editing-cycles>
    <meta:generator>OpenOffice.org/3.2$Linux OpenOffice.org_project/320m19$Build-9505</meta:generator>
    <meta:document-statistic meta:table-count="3" meta:cell-count="148" meta:object-count="0"/>
  </office:meta>
</office:document-meta>
</file>